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4in" svg:height="3.5457in" svg:x="2.061in" svg:y="1.3134in">
            <draw:object draw:notify-on-update-of-ranges="Sheet1.B32:Sheet1.B37 Sheet1.C31:Sheet1.C31 Sheet1.C32:Sheet1.C37 Sheet1.B32:Sheet1.B37 Sheet1.D31:Sheet1.D31 Sheet1.D32:Sheet1.D37 Sheet1.B32:Sheet1.B37 Sheet1.E31:Sheet1.E31 Sheet1.E32:Sheet1.E37 Sheet1.B32:Sheet1.B37 Sheet1.F31:Sheet1.F31 Sheet1.F32:Sheet1.F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57in" svg:x="8.7417in" svg:y="1.1165in">
            <draw:object draw:notify-on-update-of-ranges="Sheet1.H32:Sheet1.H35 Sheet1.I31:Sheet1.I31 Sheet1.I32:Sheet1.I35 Sheet1.H32:Sheet1.H35 Sheet1.J31:Sheet1.J31 Sheet1.J32:Sheet1.J35 Sheet1.H32:Sheet1.H35 Sheet1.K31:Sheet1.K31 Sheet1.K32:Sheet1.K35 Sheet1.H32:Sheet1.H35 Sheet1.L31:Sheet1.L31 Sheet1.L32:Sheet1.L35 Sheet1.H32:Sheet1.H35 Sheet1.M31:Sheet1.M31 Sheet1.M32:Sheet1.M35 Sheet1.H32:Sheet1.H35 Sheet1.N31:Sheet1.N31 Sheet1.N32:Sheet1.N3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1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CAL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dgefact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BF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graph_generation</text:p>
          </table:table-cell>
          <table:table-cell office:value-type="float" office:value="0.00666404" calcext:value-type="float">
            <text:p>0.0066640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14162" calcext:value-type="float">
            <text:p>0.011416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32129" calcext:value-type="float">
            <text:p>0.053212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393734" calcext:value-type="float">
            <text:p>0.3937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5896" calcext:value-type="float">
            <text:p>1.5896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4.0201" calcext:value-type="float">
            <text:p>14.020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2918" calcext:value-type="float">
            <text:p>0.01291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64092" calcext:value-type="float">
            <text:p>0.01640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5827" calcext:value-type="float">
            <text:p>0.0582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145" calcext:value-type="float">
            <text:p>0.40145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39951" calcext:value-type="float">
            <text:p>0.83995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7.04887" calcext:value-type="float">
            <text:p>7.04887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184212" calcext:value-type="float">
            <text:p>0.018421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11899" calcext:value-type="float">
            <text:p>0.02118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37999" calcext:value-type="float">
            <text:p>0.063799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06189" calcext:value-type="float">
            <text:p>0.40618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79273" calcext:value-type="float">
            <text:p>0.879273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3.53964" calcext:value-type="float">
            <text:p>3.5396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807431" calcext:value-type="float">
            <text:p>0.0807431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263369" calcext:value-type="float">
            <text:p>0.0263369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0692968" calcext:value-type="float">
            <text:p>0.0692968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412792" calcext:value-type="float">
            <text:p>0.412792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0.883834" calcext:value-type="float">
            <text:p>0.883834</text:p>
          </table:table-cell>
          <table:table-cell/>
          <table:table-cell office:value-type="string" calcext:value-type="string">
            <text:p>graph_generation</text:p>
          </table:table-cell>
          <table:table-cell office:value-type="float" office:value="1.78852" calcext:value-type="float">
            <text:p>1.78852</text:p>
          </table:table-cell>
        </table:table-row>
        <table:table-row table:style-name="ro1"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um_mpi_process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nstruction_time</text:p>
          </table:table-cell>
          <table:table-cell office:value-type="float" office:value="0.00259495" calcext:value-type="float">
            <text:p>0.002594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66838" calcext:value-type="float">
            <text:p>0.016683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2943" calcext:value-type="float">
            <text:p>0.13294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976324" calcext:value-type="float">
            <text:p>0.97632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.93253" calcext:value-type="float">
            <text:p>4.9325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45.3475" calcext:value-type="float">
            <text:p>45.347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297904" calcext:value-type="float">
            <text:p>0.0029790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85649" calcext:value-type="float">
            <text:p>0.018564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7891" calcext:value-type="float">
            <text:p>0.12789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1307" calcext:value-type="float">
            <text:p>1.01307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81678" calcext:value-type="float">
            <text:p>2.8167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5.0092" calcext:value-type="float">
            <text:p>25.0092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0311613" calcext:value-type="float">
            <text:p>0.0031161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54328" calcext:value-type="float">
            <text:p>0.01543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33471" calcext:value-type="float">
            <text:p>0.13347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12364" calcext:value-type="float">
            <text:p>1.12364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75395" calcext:value-type="float">
            <text:p>2.75395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3.7228" calcext:value-type="float">
            <text:p>13.7228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435519" calcext:value-type="float">
            <text:p>0.043551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0138829" calcext:value-type="float">
            <text:p>0.013882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0.121609" calcext:value-type="float">
            <text:p>0.121609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1.05283" calcext:value-type="float">
            <text:p>1.05283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2.50201" calcext:value-type="float">
            <text:p>2.50201</text:p>
          </table:table-cell>
          <table:table-cell/>
          <table:table-cell office:value-type="string" calcext:value-type="string">
            <text:p>construction_time</text:p>
          </table:table-cell>
          <table:table-cell office:value-type="float" office:value="8.00811" calcext:value-type="float">
            <text:p>8.00811</text:p>
          </table:table-cell>
        </table:table-row>
        <table:table-row table:style-name="ro1">
          <table:table-cell office:value-type="string" calcext:value-type="string">
            <text:p>min_time</text:p>
          </table:table-cell>
          <table:table-cell office:value-type="float" office:value="0.00132012" calcext:value-type="float">
            <text:p>0.00132012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658393" calcext:value-type="float">
            <text:p>0.006583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489769" calcext:value-type="float">
            <text:p>0.048976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387018" calcext:value-type="float">
            <text:p>0.387018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3.14193" calcext:value-type="float">
            <text:p>3.141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5.9475" calcext:value-type="float">
            <text:p>25.9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56593" calcext:value-type="float">
            <text:p>0.001565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791" calcext:value-type="float">
            <text:p>0.0056579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359011" calcext:value-type="float">
            <text:p>0.035901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261099" calcext:value-type="float">
            <text:p>0.26109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2.13225" calcext:value-type="float">
            <text:p>2.1322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7.2475" calcext:value-type="float">
            <text:p>17.247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194693" calcext:value-type="float">
            <text:p>0.0019469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491095" calcext:value-type="float">
            <text:p>0.0049109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23623" calcext:value-type="float">
            <text:p>0.02362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6205" calcext:value-type="float">
            <text:p>0.162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.26705" calcext:value-type="float">
            <text:p>1.26705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10.4274" calcext:value-type="float">
            <text:p>10.427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325513" calcext:value-type="float">
            <text:p>0.00325513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0565314" calcext:value-type="float">
            <text:p>0.0056531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0197179" calcext:value-type="float">
            <text:p>0.0197179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116254" calcext:value-type="float">
            <text:p>0.116254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0.843721" calcext:value-type="float">
            <text:p>0.843721</text:p>
          </table:table-cell>
          <table:table-cell/>
          <table:table-cell office:value-type="string" calcext:value-type="string">
            <text:p>min_time</text:p>
          </table:table-cell>
          <table:table-cell office:value-type="float" office:value="6.65065" calcext:value-type="float">
            <text:p>6.65065</text:p>
          </table:table-cell>
        </table:table-row>
        <table:table-row table:style-name="ro1">
          <table:table-cell office:value-type="string" calcext:value-type="string">
            <text:p>firstquartile_time</text:p>
          </table:table-cell>
          <table:table-cell office:value-type="float" office:value="0.00143039" calcext:value-type="float">
            <text:p>0.0014303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72948" calcext:value-type="float">
            <text:p>0.00672948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49171" calcext:value-type="float">
            <text:p>0.0491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391404" calcext:value-type="float">
            <text:p>0.3914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3.15141" calcext:value-type="float">
            <text:p>3.1514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6.1971" calcext:value-type="float">
            <text:p>26.197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169504" calcext:value-type="float">
            <text:p>0.0016950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36211" calcext:value-type="float">
            <text:p>0.03621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267059" calcext:value-type="float">
            <text:p>0.26705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2.1464" calcext:value-type="float">
            <text:p>2.14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7.2689" calcext:value-type="float">
            <text:p>17.26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215161" calcext:value-type="float">
            <text:p>0.0021516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518489" calcext:value-type="float">
            <text:p>0.0051848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40109" calcext:value-type="float">
            <text:p>0.024010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63335" calcext:value-type="float">
            <text:p>0.16333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.27193" calcext:value-type="float">
            <text:p>1.27193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10.4601" calcext:value-type="float">
            <text:p>10.4601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344455" calcext:value-type="float">
            <text:p>0.0034445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0615907" calcext:value-type="float">
            <text:p>0.00615907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020169" calcext:value-type="float">
            <text:p>0.020169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117064" calcext:value-type="float">
            <text:p>0.117064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0.852215" calcext:value-type="float">
            <text:p>0.852215</text:p>
          </table:table-cell>
          <table:table-cell/>
          <table:table-cell office:value-type="string" calcext:value-type="string">
            <text:p>firstquartile_time</text:p>
          </table:table-cell>
          <table:table-cell office:value-type="float" office:value="6.66777" calcext:value-type="float">
            <text:p>6.66777</text:p>
          </table:table-cell>
        </table:table-row>
        <table:table-row table:style-name="ro1">
          <table:table-cell office:value-type="string" calcext:value-type="string">
            <text:p>median_time</text:p>
          </table:table-cell>
          <table:table-cell office:value-type="float" office:value="0.0015384" calcext:value-type="float">
            <text:p>0.001538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81138" calcext:value-type="float">
            <text:p>0.0068113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493115" calcext:value-type="float">
            <text:p>0.0493115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392721" calcext:value-type="float">
            <text:p>0.39272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3.15404" calcext:value-type="float">
            <text:p>3.1540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6.3539" calcext:value-type="float">
            <text:p>26.353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183296" calcext:value-type="float">
            <text:p>0.0018329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94008" calcext:value-type="float">
            <text:p>0.0059400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364711" calcext:value-type="float">
            <text:p>0.036471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267402" calcext:value-type="float">
            <text:p>0.267402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2.1506" calcext:value-type="float">
            <text:p>2.150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7.2801" calcext:value-type="float">
            <text:p>17.280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2316" calcext:value-type="float">
            <text:p>0.00231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537837" calcext:value-type="float">
            <text:p>0.0053783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42134" calcext:value-type="float">
            <text:p>0.0242134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63878" calcext:value-type="float">
            <text:p>0.16387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.27388" calcext:value-type="float">
            <text:p>1.27388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10.4691" calcext:value-type="float">
            <text:p>10.4691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392997" calcext:value-type="float">
            <text:p>0.0039299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0627947" calcext:value-type="float">
            <text:p>0.00627947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0203676" calcext:value-type="float">
            <text:p>0.02036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117776" calcext:value-type="float">
            <text:p>0.117776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0.853919" calcext:value-type="float">
            <text:p>0.853919</text:p>
          </table:table-cell>
          <table:table-cell/>
          <table:table-cell office:value-type="string" calcext:value-type="string">
            <text:p>median_time</text:p>
          </table:table-cell>
          <table:table-cell office:value-type="float" office:value="6.69095" calcext:value-type="float">
            <text:p>6.69095</text:p>
          </table:table-cell>
        </table:table-row>
        <table:table-row table:style-name="ro1">
          <table:table-cell office:value-type="string" calcext:value-type="string">
            <text:p>thirdquartile_time</text:p>
          </table:table-cell>
          <table:table-cell office:value-type="float" office:value="0.00159359" calcext:value-type="float">
            <text:p>0.0015935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775254" calcext:value-type="float">
            <text:p>0.0077525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494745" calcext:value-type="float">
            <text:p>0.049474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393125" calcext:value-type="float">
            <text:p>0.39312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3.15599" calcext:value-type="float">
            <text:p>3.155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6.591" calcext:value-type="float">
            <text:p>26.59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192344" calcext:value-type="float">
            <text:p>0.0019234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78205" calcext:value-type="float">
            <text:p>0.006782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366324" calcext:value-type="float">
            <text:p>0.036632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26805" calcext:value-type="float">
            <text:p>0.26805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2.15412" calcext:value-type="float">
            <text:p>2.1541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7.2929" calcext:value-type="float">
            <text:p>17.292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252056" calcext:value-type="float">
            <text:p>0.0025205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58496" calcext:value-type="float">
            <text:p>0.005849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43864" calcext:value-type="float">
            <text:p>0.0243864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64549" calcext:value-type="float">
            <text:p>0.16454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.27586" calcext:value-type="float">
            <text:p>1.27586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10.4852" calcext:value-type="float">
            <text:p>10.4852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407147" calcext:value-type="float">
            <text:p>0.004071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0693047" calcext:value-type="float">
            <text:p>0.0069304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0208499" calcext:value-type="float">
            <text:p>0.0208499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118737" calcext:value-type="float">
            <text:p>0.118737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0.8561" calcext:value-type="float">
            <text:p>0.8561</text:p>
          </table:table-cell>
          <table:table-cell/>
          <table:table-cell office:value-type="string" calcext:value-type="string">
            <text:p>thirdquartile_time</text:p>
          </table:table-cell>
          <table:table-cell office:value-type="float" office:value="6.73232" calcext:value-type="float">
            <text:p>6.73232</text:p>
          </table:table-cell>
        </table:table-row>
        <table:table-row table:style-name="ro1">
          <table:table-cell office:value-type="string" calcext:value-type="string">
            <text:p>max_time</text:p>
          </table:table-cell>
          <table:table-cell office:value-type="float" office:value="0.00235081" calcext:value-type="float">
            <text:p>0.002350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951004" calcext:value-type="float">
            <text:p>0.00951004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605848" calcext:value-type="float">
            <text:p>0.060584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412978" calcext:value-type="float">
            <text:p>0.41297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3.16262" calcext:value-type="float">
            <text:p>3.1626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6.8761" calcext:value-type="float">
            <text:p>26.87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262809" calcext:value-type="float">
            <text:p>0.0026280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885201" calcext:value-type="float">
            <text:p>0.0088520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467961" calcext:value-type="float">
            <text:p>0.046796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296953" calcext:value-type="float">
            <text:p>0.296953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2.17991" calcext:value-type="float">
            <text:p>2.1799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7.3292" calcext:value-type="float">
            <text:p>17.329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0511289" calcext:value-type="float">
            <text:p>0.0051128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17481" calcext:value-type="float">
            <text:p>0.011748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32458" calcext:value-type="float">
            <text:p>0.033245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88688" calcext:value-type="float">
            <text:p>0.188688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.3107" calcext:value-type="float">
            <text:p>1.3107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10.5622" calcext:value-type="float">
            <text:p>10.5622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1731" calcext:value-type="float">
            <text:p>0.13173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147521" calcext:value-type="float">
            <text:p>0.014752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0320971" calcext:value-type="float">
            <text:p>0.0320971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139149" calcext:value-type="float">
            <text:p>0.139149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0.867905" calcext:value-type="float">
            <text:p>0.867905</text:p>
          </table:table-cell>
          <table:table-cell/>
          <table:table-cell office:value-type="string" calcext:value-type="string">
            <text:p>max_time</text:p>
          </table:table-cell>
          <table:table-cell office:value-type="float" office:value="6.80107" calcext:value-type="float">
            <text:p>6.80107</text:p>
          </table:table-cell>
        </table:table-row>
        <table:table-row table:style-name="ro1">
          <table:table-cell office:value-type="string" calcext:value-type="string">
            <text:p>mean_time</text:p>
          </table:table-cell>
          <table:table-cell office:value-type="float" office:value="0.00153547" calcext:value-type="float">
            <text:p>0.001535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709061" calcext:value-type="float">
            <text:p>0.0070906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496539" calcext:value-type="float">
            <text:p>0.049653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393321" calcext:value-type="float">
            <text:p>0.39332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3.15352" calcext:value-type="float">
            <text:p>3.1535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6.3763" calcext:value-type="float">
            <text:p>26.376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182381" calcext:value-type="float">
            <text:p>0.00182381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21447" calcext:value-type="float">
            <text:p>0.0062144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368189" calcext:value-type="float">
            <text:p>0.036818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267872" calcext:value-type="float">
            <text:p>0.26787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2.15017" calcext:value-type="float">
            <text:p>2.15017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7.2819" calcext:value-type="float">
            <text:p>17.281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238596" calcext:value-type="float">
            <text:p>0.00238596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57049" calcext:value-type="float">
            <text:p>0.0055704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45953" calcext:value-type="float">
            <text:p>0.024595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64378" calcext:value-type="float">
            <text:p>0.1643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.27513" calcext:value-type="float">
            <text:p>1.2751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10.4733" calcext:value-type="float">
            <text:p>10.473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581023" calcext:value-type="float">
            <text:p>0.00581023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0661702" calcext:value-type="float">
            <text:p>0.00661702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0208278" calcext:value-type="float">
            <text:p>0.020827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118348" calcext:value-type="float">
            <text:p>0.118348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0.85399" calcext:value-type="float">
            <text:p>0.85399</text:p>
          </table:table-cell>
          <table:table-cell/>
          <table:table-cell office:value-type="string" calcext:value-type="string">
            <text:p>mean_time</text:p>
          </table:table-cell>
          <table:table-cell office:value-type="float" office:value="6.70091" calcext:value-type="float">
            <text:p>6.70091</text:p>
          </table:table-cell>
        </table:table-row>
        <table:table-row table:style-name="ro1">
          <table:table-cell office:value-type="string" calcext:value-type="string">
            <text:p>stddev_time</text:p>
          </table:table-cell>
          <table:table-cell office:value-type="float" office:value="0.000142374" calcext:value-type="float">
            <text:p>0.000142374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88006" calcext:value-type="float">
            <text:p>0.00058800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77987" calcext:value-type="float">
            <text:p>0.00177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1548" calcext:value-type="float">
            <text:p>0.0039154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39967" calcext:value-type="float">
            <text:p>0.0043996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224176" calcext:value-type="float">
            <text:p>0.224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171176" calcext:value-type="float">
            <text:p>0.00017117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561987" calcext:value-type="float">
            <text:p>0.00056198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80185" calcext:value-type="float">
            <text:p>0.00180185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92233" calcext:value-type="float">
            <text:p>0.0039223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9746" calcext:value-type="float">
            <text:p>0.006974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66097" calcext:value-type="float">
            <text:p>0.016609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407636" calcext:value-type="float">
            <text:p>0.00040763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085857" calcext:value-type="float">
            <text:p>0.00085857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54203" calcext:value-type="float">
            <text:p>0.00154203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324128" calcext:value-type="float">
            <text:p>0.003241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648178" calcext:value-type="float">
            <text:p>0.0064817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235271" calcext:value-type="float">
            <text:p>0.023527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159951" calcext:value-type="float">
            <text:p>0.015995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13828" calcext:value-type="float">
            <text:p>0.00113828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167079" calcext:value-type="float">
            <text:p>0.00167079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288466" calcext:value-type="float">
            <text:p>0.00288466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0421301" calcext:value-type="float">
            <text:p>0.00421301</text:p>
          </table:table-cell>
          <table:table-cell/>
          <table:table-cell office:value-type="string" calcext:value-type="string">
            <text:p>stddev_time</text:p>
          </table:table-cell>
          <table:table-cell office:value-type="float" office:value="0.037805" calcext:value-type="float">
            <text:p>0.037805</text:p>
          </table:table-cell>
        </table:table-row>
        <table:table-row table:style-name="ro1"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i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first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di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thirdquartile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ax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8192" calcext:value-type="float">
            <text:p>819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524288" calcext:value-type="float">
            <text:p>524288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string" calcext:value-type="string">
            <text:p>mean_nedge</text:p>
          </table:table-cell>
          <table:table-cell office:value-type="float" office:value="268435456" calcext:value-type="float">
            <text:p>268435456</text:p>
          </table:table-cell>
        </table:table-row>
        <table:table-row table:style-name="ro1"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ddev_nedg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_TEPS</text:p>
          </table:table-cell>
          <table:table-cell table:style-name="ce1" office:value-type="float" office:value="3484760" calcext:value-type="float">
            <text:p>3.4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6891240" calcext:value-type="float">
            <text:p>6.8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8653790" calcext:value-type="float">
            <text:p>8.65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156200" calcext:value-type="float">
            <text:p>1.0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0609700" calcext:value-type="float">
            <text:p>1.0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9987910" calcext:value-type="float">
            <text:p>9.99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117100" calcext:value-type="float">
            <text:p>3.12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7403520" calcext:value-type="float">
            <text:p>7.4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1203700" calcext:value-type="float">
            <text:p>1.1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4124500" calcext:value-type="float">
            <text:p>1.4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392600" calcext:value-type="float">
            <text:p>1.54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490300" calcext:value-type="float">
            <text:p>1.55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02230" calcext:value-type="float">
            <text:p>1.60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5578450" calcext:value-type="float">
            <text:p>5.58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5770100" calcext:value-type="float">
            <text:p>1.58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2228800" calcext:value-type="float">
            <text:p>2.22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600400" calcext:value-type="float">
            <text:p>2.56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25414600" calcext:value-type="float">
            <text:p>2.54E+007</text:p>
          </table:table-cell>
          <table:table-cell/>
          <table:table-cell office:value-type="string" calcext:value-type="string">
            <text:p>min_TEPS</text:p>
          </table:table-cell>
          <table:table-cell office:value-type="float" office:value="62187.3" calcext:value-type="float">
            <text:p>62187.3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4442470" calcext:value-type="float">
            <text:p>4.44E+006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16334400" calcext:value-type="float">
            <text:p>1.63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0142500" calcext:value-type="float">
            <text:p>3.01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8661400" calcext:value-type="float">
            <text:p>3.87E+007</text:p>
          </table:table-cell>
          <table:table-cell/>
          <table:table-cell office:value-type="string" calcext:value-type="string">
            <text:p>min_TEPS</text:p>
          </table:table-cell>
          <table:table-cell table:style-name="ce1" office:value-type="float" office:value="39469600" calcext:value-type="float">
            <text:p>3.95E+007</text:p>
          </table:table-cell>
        </table:table-row>
        <table:table-row table:style-name="ro1">
          <table:table-cell office:value-type="string" calcext:value-type="string">
            <text:p>firstquartile_TEPS</text:p>
          </table:table-cell>
          <table:table-cell table:style-name="ce1" office:value-type="float" office:value="5140600" calcext:value-type="float">
            <text:p>5.14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8453490" calcext:value-type="float">
            <text:p>8.4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5971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69100" calcext:value-type="float">
            <text:p>1.07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632000" calcext:value-type="float">
            <text:p>1.0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0095000" calcext:value-type="float">
            <text:p>1.0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4259030" calcext:value-type="float">
            <text:p>4.2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663150" calcext:value-type="float">
            <text:p>9.6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4312100" calcext:value-type="float">
            <text:p>1.4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6474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76900" calcext:value-type="float">
            <text:p>1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5522900" calcext:value-type="float">
            <text:p>1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250070" calcext:value-type="float">
            <text:p>3.25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1499200" calcext:value-type="float">
            <text:p>2.1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489700" calcext:value-type="float">
            <text:p>2.55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6299400" calcext:value-type="float">
            <text:p>2.6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601400" calcext:value-type="float">
            <text:p>2.56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012050" calcext:value-type="float">
            <text:p>2.01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9456210" calcext:value-type="float">
            <text:p>9.46E+006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25145800" calcext:value-type="float">
            <text:p>2.51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5324400" calcext:value-type="float">
            <text:p>3.53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194500" calcext:value-type="float">
            <text:p>3.92E+007</text:p>
          </table:table-cell>
          <table:table-cell/>
          <table:table-cell office:value-type="string" calcext:value-type="string">
            <text:p>firstquartile_TEPS</text:p>
          </table:table-cell>
          <table:table-cell table:style-name="ce1" office:value-type="float" office:value="39872700" calcext:value-type="float">
            <text:p>3.99E+007</text:p>
          </table:table-cell>
        </table:table-row>
        <table:table-row table:style-name="ro1">
          <table:table-cell office:value-type="string" calcext:value-type="string">
            <text:p>median_TEPS</text:p>
          </table:table-cell>
          <table:table-cell table:style-name="ce1" office:value-type="float" office:value="5325030" calcext:value-type="float">
            <text:p>5.33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9621540" calcext:value-type="float">
            <text:p>9.62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22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80100" calcext:value-type="float">
            <text:p>1.0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638500" calcext:value-type="float">
            <text:p>1.0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185800" calcext:value-type="float">
            <text:p>1.0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469270" calcext:value-type="float">
            <text:p>4.47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1032800" calcext:value-type="float">
            <text:p>1.10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4375400" calcext:value-type="float">
            <text:p>1.4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85400" calcext:value-type="float">
            <text:p>1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602400" calcext:value-type="float">
            <text:p>1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5534400" calcext:value-type="float">
            <text:p>1.55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37140" calcext:value-type="float">
            <text:p>3.54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2185100" calcext:value-type="float">
            <text:p>1.22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1652800" calcext:value-type="float">
            <text:p>2.1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5940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6340300" calcext:value-type="float">
            <text:p>2.6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640700" calcext:value-type="float">
            <text:p>2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084490" calcext:value-type="float">
            <text:p>2.08E+006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10436600" calcext:value-type="float">
            <text:p>1.04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25741200" calcext:value-type="float">
            <text:p>2.57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5612500" calcext:value-type="float">
            <text:p>3.56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39294600" calcext:value-type="float">
            <text:p>3.93E+007</text:p>
          </table:table-cell>
          <table:table-cell/>
          <table:table-cell office:value-type="string" calcext:value-type="string">
            <text:p>median_TEPS</text:p>
          </table:table-cell>
          <table:table-cell table:style-name="ce1" office:value-type="float" office:value="40119200" calcext:value-type="float">
            <text:p>4.01E+007</text:p>
          </table:table-cell>
        </table:table-row>
        <table:table-row table:style-name="ro1">
          <table:table-cell office:value-type="string" calcext:value-type="string">
            <text:p>thirdquartile_TEPS</text:p>
          </table:table-cell>
          <table:table-cell table:style-name="ce1" office:value-type="float" office:value="5727100" calcext:value-type="float">
            <text:p>5.7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9738640" calcext:value-type="float">
            <text:p>9.74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626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716100" calcext:value-type="float">
            <text:p>1.0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74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246800" calcext:value-type="float">
            <text:p>1.0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832930" calcext:value-type="float">
            <text:p>4.83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1203500" calcext:value-type="float">
            <text:p>1.12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4478700" calcext:value-type="float">
            <text:p>1.4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705500" calcext:value-type="float">
            <text:p>1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632900" calcext:value-type="float">
            <text:p>1.5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5544500" calcext:value-type="float">
            <text:p>1.55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807380" calcext:value-type="float">
            <text:p>3.81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2639800" calcext:value-type="float">
            <text:p>1.2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1835400" calcext:value-type="float">
            <text:p>2.1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792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6380800" calcext:value-type="float">
            <text:p>2.6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662900" calcext:value-type="float">
            <text:p>2.57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378250" calcext:value-type="float">
            <text:p>2.38E+006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10640600" calcext:value-type="float">
            <text:p>1.06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25994700" calcext:value-type="float">
            <text:p>2.60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5829300" calcext:value-type="float">
            <text:p>3.58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39373200" calcext:value-type="float">
            <text:p>3.94E+007</text:p>
          </table:table-cell>
          <table:table-cell/>
          <table:table-cell office:value-type="string" calcext:value-type="string">
            <text:p>thirdquartile_TEPS</text:p>
          </table:table-cell>
          <table:table-cell table:style-name="ce1" office:value-type="float" office:value="40258700" calcext:value-type="float">
            <text:p>4.03E+007</text:p>
          </table:table-cell>
        </table:table-row>
        <table:table-row table:style-name="ro1">
          <table:table-cell office:value-type="string" calcext:value-type="string">
            <text:p>max_TEPS</text:p>
          </table:table-cell>
          <table:table-cell table:style-name="ce1" office:value-type="float" office:value="6205480" calcext:value-type="float">
            <text:p>6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9953930" calcext:value-type="float">
            <text:p>9.95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7048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837500" calcext:value-type="float">
            <text:p>1.0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679600" calcext:value-type="float">
            <text:p>1.0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0345300" calcext:value-type="float">
            <text:p>1.0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5231390" calcext:value-type="float">
            <text:p>5.23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831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4603700" calcext:value-type="float">
            <text:p>1.4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6064000" calcext:value-type="float">
            <text:p>1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736700" calcext:value-type="float">
            <text:p>1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5563700" calcext:value-type="float">
            <text:p>1.5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207660" calcext:value-type="float">
            <text:p>4.21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3344900" calcext:value-type="float">
            <text:p>1.33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2194000" calcext:value-type="float">
            <text:p>2.22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882800" calcext:value-type="float">
            <text:p>2.59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482200" calcext:value-type="float">
            <text:p>2.65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743200" calcext:value-type="float">
            <text:p>2.57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39769600" calcext:value-type="float">
            <text:p>3.98E+007</text:p>
          </table:table-cell>
          <table:table-cell/>
          <table:table-cell office:value-type="string" calcext:value-type="string">
            <text:p>max_TEPS</text:p>
          </table:table-cell>
          <table:table-cell table:style-name="ce1" office:value-type="float" office:value="40362300" calcext:value-type="float">
            <text:p>4.04E+007</text:p>
          </table:table-cell>
        </table:table-row>
        <table:table-row table:style-name="ro1">
          <table:table-cell office:value-type="string" calcext:value-type="string">
            <text:p>harmonic_mean_TEPS</text:p>
          </table:table-cell>
          <table:table-cell table:style-name="ce1" office:value-type="float" office:value="5335170" calcext:value-type="float">
            <text:p>5.3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242650" calcext:value-type="float">
            <text:p>9.24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589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63800" calcext:value-type="float">
            <text:p>1.0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640300" calcext:value-type="float">
            <text:p>1.0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177200" calcext:value-type="float">
            <text:p>1.0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491690" calcext:value-type="float">
            <text:p>4.49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0545700" calcext:value-type="float">
            <text:p>1.0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239600" calcext:value-type="float">
            <text:p>1.4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57900" calcext:value-type="float">
            <text:p>1.57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605500" calcext:value-type="float">
            <text:p>1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5532700" calcext:value-type="float">
            <text:p>1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433420" calcext:value-type="float">
            <text:p>3.43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1764900" calcext:value-type="float">
            <text:p>1.18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1316600" calcext:value-type="float">
            <text:p>2.1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516300" calcext:value-type="float">
            <text:p>2.55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6314600" calcext:value-type="float">
            <text:p>2.6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630500" calcext:value-type="float">
            <text:p>2.56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1409930" calcext:value-type="float">
            <text:p>1.41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9904150" calcext:value-type="float">
            <text:p>9.90E+006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25172500" calcext:value-type="float">
            <text:p>2.52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5440300" calcext:value-type="float">
            <text:p>3.54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39291400" calcext:value-type="float">
            <text:p>3.93E+007</text:p>
          </table:table-cell>
          <table:table-cell/>
          <table:table-cell office:value-type="string" calcext:value-type="string">
            <text:p>harmonic_mean_TEPS</text:p>
          </table:table-cell>
          <table:table-cell table:style-name="ce1" office:value-type="float" office:value="40059600" calcext:value-type="float">
            <text:p>4.01E+007</text:p>
          </table:table-cell>
        </table:table-row>
        <table:table-row table:style-name="ro1">
          <table:table-cell office:value-type="string" calcext:value-type="string">
            <text:p>harmonic_stddev_TEPS</text:p>
          </table:table-cell>
          <table:table-cell office:value-type="float" office:value="62325.7" calcext:value-type="float">
            <text:p>62325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96566.2" calcext:value-type="float">
            <text:p>96566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7684.8" calcext:value-type="float">
            <text:p>47684.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3374.6" calcext:value-type="float">
            <text:p>13374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70.28" calcext:value-type="float">
            <text:p>1870.28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97.6" calcext:value-type="float">
            <text:p>10897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53113.3" calcext:value-type="float">
            <text:p>53113.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20151" calcext:value-type="float">
            <text:p>1201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87796.1" calcext:value-type="float">
            <text:p>87796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885.4" calcext:value-type="float">
            <text:p>28885.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77.56" calcext:value-type="float">
            <text:p>6377.5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880.82" calcext:value-type="float">
            <text:p>1880.8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3903.7" calcext:value-type="float">
            <text:p>73903.7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28454" calcext:value-type="float">
            <text:p>228454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380" calcext:value-type="float">
            <text:p>168380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63390.1" calcext:value-type="float">
            <text:p>63390.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6852.6" calcext:value-type="float">
            <text:p>16852.6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7253.9" calcext:value-type="float">
            <text:p>7253.9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489013" calcext:value-type="float">
            <text:p>48901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14651" calcext:value-type="float">
            <text:p>21465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54411" calcext:value-type="float">
            <text:p>254411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108833" calcext:value-type="float">
            <text:p>108833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4421.2" calcext:value-type="float">
            <text:p>24421.2</text:p>
          </table:table-cell>
          <table:table-cell/>
          <table:table-cell office:value-type="string" calcext:value-type="string">
            <text:p>harmonic_stddev_TEPS</text:p>
          </table:table-cell>
          <table:table-cell office:value-type="float" office:value="28474.3" calcext:value-type="float">
            <text:p>28474.3</text:p>
          </table:table-cell>
        </table:table-row>
        <table:table-row table:style-name="ro1" table:number-rows-repeated="3">
          <table:table-cell table:number-columns-repeated="71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office:value-type="string" calcext:value-type="string">
            <text:p>Nodes 2</text:p>
          </table:table-cell>
          <table:table-cell office:value-type="string" calcext:value-type="string">
            <text:p>Nodes 4</text:p>
          </table:table-cell>
          <table:table-cell office:value-type="string" calcext:value-type="string">
            <text:p>Nodes 8</text:p>
          </table:table-cell>
          <table:table-cell office:value-type="string" calcext:value-type="string">
            <text:p>Nodes 16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Scale 9</text:p>
          </table:table-cell>
          <table:table-cell office:value-type="string" calcext:value-type="string">
            <text:p>Scale 12 </text:p>
          </table:table-cell>
          <table:table-cell office:value-type="string" calcext:value-type="string">
            <text:p>Scale 15</text:p>
          </table:table-cell>
          <table:table-cell office:value-type="string" calcext:value-type="string">
            <text:p>Scale 18 </text:p>
          </table:table-cell>
          <table:table-cell office:value-type="string" calcext:value-type="string">
            <text:p>Scale 21 </text:p>
          </table:table-cell>
          <table:table-cell office:value-type="string" calcext:value-type="string">
            <text:p>Scale 24</text:p>
          </table:table-cell>
          <table:table-cell table:number-columns-repeated="5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2516640" calcext:value-type="float">
            <text:p>2.52E+00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6205480" calcext:value-type="float">
            <text:p>6.21E+006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0345300" calcext:value-type="float">
            <text:p>1.03E+007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9953930" calcext:value-type="float">
            <text:p>9.95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11592800" calcext:value-type="float">
            <text:p>1.16E+007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5231390" calcext:value-type="float">
            <text:p>5.23E+006</text:p>
          </table:table-cell>
          <table:table-cell table:style-name="ce1" office:value-type="float" office:value="11583100" calcext:value-type="float">
            <text:p>1.16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15563700" calcext:value-type="float">
            <text:p>1.56E+007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10704800" calcext:value-type="float">
            <text:p>1.07E+007</text:p>
          </table:table-cell>
          <table:table-cell table:style-name="ce1" office:value-type="float" office:value="14603700" calcext:value-type="float">
            <text:p>1.46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6589400" calcext:value-type="float">
            <text:p>2.66E+00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4207660" calcext:value-type="float">
            <text:p>4.21E+006</text:p>
          </table:table-cell>
          <table:table-cell table:style-name="ce1" office:value-type="float" office:value="13344900" calcext:value-type="float">
            <text:p>1.33E+007</text:p>
          </table:table-cell>
          <table:table-cell table:style-name="ce1" office:value-type="float" office:value="22194000" calcext:value-type="float">
            <text:p>2.22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25743200" calcext:value-type="float">
            <text:p>2.57E+007</text:p>
          </table:table-cell>
          <table:table-cell table:number-columns-repeated="5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10837500" calcext:value-type="float">
            <text:p>1.08E+007</text:p>
          </table:table-cell>
          <table:table-cell table:style-name="ce1" office:value-type="float" office:value="16064000" calcext:value-type="float">
            <text:p>1.61E+007</text:p>
          </table:table-cell>
          <table:table-cell table:style-name="ce1" office:value-type="float" office:value="25882800" calcext:value-type="float">
            <text:p>2.59E+007</text:p>
          </table:table-cell>
          <table:table-cell table:style-name="ce1" office:value-type="float" office:value="36078800" calcext:value-type="float">
            <text:p>3.61E+00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2516640" calcext:value-type="float">
            <text:p>2.52E+006</text:p>
          </table:table-cell>
          <table:table-cell table:style-name="ce1" office:value-type="float" office:value="11592800" calcext:value-type="float">
            <text:p>1.16E+007</text:p>
          </table:table-cell>
          <table:table-cell table:style-name="ce1" office:value-type="float" office:value="26589400" calcext:value-type="float">
            <text:p>2.66E+007</text:p>
          </table:table-cell>
          <table:table-cell table:style-name="ce1" office:value-type="float" office:value="36078800" calcext:value-type="float">
            <text:p>3.61E+007</text:p>
          </table:table-cell>
          <table:table-cell table:style-name="ce1" office:value-type="float" office:value="39769600" calcext:value-type="float">
            <text:p>3.98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5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10679600" calcext:value-type="float">
            <text:p>1.07E+007</text:p>
          </table:table-cell>
          <table:table-cell table:style-name="ce1" office:value-type="float" office:value="15736700" calcext:value-type="float">
            <text:p>1.57E+007</text:p>
          </table:table-cell>
          <table:table-cell table:style-name="ce1" office:value-type="float" office:value="26482200" calcext:value-type="float">
            <text:p>2.65E+007</text:p>
          </table:table-cell>
          <table:table-cell table:style-name="ce1" office:value-type="float" office:value="39769600" calcext:value-type="float">
            <text:p>3.98E+007</text:p>
          </table:table-cell>
          <table:table-cell table:number-columns-repeated="6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10345300" calcext:value-type="float">
            <text:p>1.03E+007</text:p>
          </table:table-cell>
          <table:table-cell table:style-name="ce1" office:value-type="float" office:value="15563700" calcext:value-type="float">
            <text:p>1.56E+007</text:p>
          </table:table-cell>
          <table:table-cell table:style-name="ce1" office:value-type="float" office:value="25743200" calcext:value-type="float">
            <text:p>2.57E+007</text:p>
          </table:table-cell>
          <table:table-cell table:style-name="ce1" office:value-type="float" office:value="40362300" calcext:value-type="float">
            <text:p>4.04E+007</text:p>
          </table:table-cell>
          <table:table-cell table:number-columns-repeated="65"/>
        </table:table-row>
        <table:table-row table:style-name="ro1">
          <table:table-cell table:number-columns-repeated="71"/>
        </table:table-row>
        <table:table-row table:style-name="ro1">
          <table:table-cell table:number-columns-repeated="11"/>
          <table:table-cell table:formula="of:=238983000/[.M35]" office:value-type="float" office:value="6.00918792243322" calcext:value-type="float">
            <text:p>6.0091879224</text:p>
          </table:table-cell>
          <table:table-cell table:number-columns-repeated="59"/>
        </table:table-row>
        <table:table-row table:style-name="ro1" table:number-rows-repeated="9">
          <table:table-cell table:number-columns-repeated="71"/>
        </table:table-row>
        <table:table-row table:style-name="ro1" table:number-rows-repeated="4">
          <table:table-cell table:number-columns-repeated="67"/>
          <table:table-cell table:style-name="ce1"/>
          <table:table-cell table:number-columns-repeated="3"/>
        </table:table-row>
        <table:table-row table:style-name="ro1">
          <table:table-cell table:number-columns-repeated="67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09:32:13.503928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09:23:03.002004001</meta:creation-date>
    <meta:generator>LibreOffice/4.2.7.2$Linux_X86_64 LibreOffice_project/420m0$Build-2</meta:generator>
    <dc:date>2015-06-23T16:35:51.039339953</dc:date>
    <meta:editing-duration>PT41M8S</meta:editing-duration>
    <meta:editing-cycles>6</meta:editing-cycles>
    <meta:document-statistic meta:table-count="1" meta:cell-count="13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67cm" svg:y="0.316cm" chart:style-name="ch2">
          <text:p>Scale VS TEPS  NoInfi</text:p>
        </chart:title>
        <chart:legend chart:legend-position="end" svg:x="13.205cm" svg:y="3.457cm" style:legend-expansion="high" chart:style-name="ch3"/>
        <chart:plot-area chart:style-name="ch4" table:cell-range-address="Sheet1.B32:Sheet1.F37 Sheet1.C31:Sheet1.F31" chart:data-source-has-labels="row" svg:x="1.701cm" svg:y="1.301cm" svg:width="11.184cm" svg:height="6.545cm">
          <chartooo:coordinate-region svg:x="3.619cm" svg:y="1.5cm" svg:width="9.079cm" svg:height="5.699cm"/>
          <chart:axis chart:dimension="x" chart:name="primary-x" chart:style-name="ch5">
            <chart:title svg:x="6.826cm" svg:y="8.026cm" chart:style-name="ch6">
              <text:p>Scale</text:p>
            </chart:title>
          </chart:axis>
          <chart:axis chart:dimension="y" chart:name="primary-y" chart:style-name="ch7">
            <chart:title svg:x="0.451cm" svg:y="5.04cm" chart:style-name="ch8">
              <text:p>TEPS
</text:p>
            </chart:title>
            <chart:grid chart:style-name="ch9" chart:class="major"/>
          </chart:axis>
          <chart:series chart:style-name="ch10" chart:values-cell-range-address="Sheet1.C32:Sheet1.C37" chart:label-cell-address="Sheet1.C31:Sheet1.C31" chart:class="chart:scatter">
            <chart:domain table:cell-range-address="Sheet1.B32:Sheet1.B37"/>
            <chart:data-point chart:repeated="6"/>
          </chart:series>
          <chart:series chart:style-name="ch11" chart:values-cell-range-address="Sheet1.D32:Sheet1.D37" chart:label-cell-address="Sheet1.D31:Sheet1.D31" chart:class="chart:scatter">
            <chart:data-point chart:repeated="6"/>
          </chart:series>
          <chart:series chart:style-name="ch12" chart:values-cell-range-address="Sheet1.E32:Sheet1.E37" chart:label-cell-address="Sheet1.E31:Sheet1.E31" chart:class="chart:scatter">
            <chart:data-point chart:repeated="6"/>
          </chart:series>
          <chart:series chart:style-name="ch13" chart:values-cell-range-address="Sheet1.F32:Sheet1.F37" chart:label-cell-address="Sheet1.F31:Sheet1.F31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des 2</text:p>
                <draw:g>
                  <svg:desc>Sheet1.C31:Sheet1.C31</svg:desc>
                </draw:g>
              </table:table-cell>
              <table:table-cell office:value-type="string">
                <text:p>Nodes 4</text:p>
                <draw:g>
                  <svg:desc>Sheet1.D31:Sheet1.D31</svg:desc>
                </draw:g>
              </table:table-cell>
              <table:table-cell office:value-type="string">
                <text:p>Nodes 8</text:p>
                <draw:g>
                  <svg:desc>Sheet1.E31:Sheet1.E31</svg:desc>
                </draw:g>
              </table:table-cell>
              <table:table-cell office:value-type="string">
                <text:p>Nodes 16</text:p>
                <draw:g>
                  <svg:desc>Sheet1.F31:Sheet1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32:Sheet1.B37</svg:desc>
                </draw:g>
              </table:table-cell>
              <table:table-cell office:value-type="float" office:value="6205480">
                <text:p>6205480</text:p>
                <draw:g>
                  <svg:desc>Sheet1.C32:Sheet1.C37</svg:desc>
                </draw:g>
              </table:table-cell>
              <table:table-cell office:value-type="float" office:value="5231390">
                <text:p>5231390</text:p>
                <draw:g>
                  <svg:desc>Sheet1.D32:Sheet1.D37</svg:desc>
                </draw:g>
              </table:table-cell>
              <table:table-cell office:value-type="float" office:value="4207660">
                <text:p>4207660</text:p>
                <draw:g>
                  <svg:desc>Sheet1.E32:Sheet1.E37</svg:desc>
                </draw:g>
              </table:table-cell>
              <table:table-cell office:value-type="float" office:value="2516640">
                <text:p>2516640</text:p>
                <draw:g>
                  <svg:desc>Sheet1.F32:Sheet1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9953930">
                <text:p>9953930</text:p>
              </table:table-cell>
              <table:table-cell office:value-type="float" office:value="11583100">
                <text:p>11583100</text:p>
              </table:table-cell>
              <table:table-cell office:value-type="float" office:value="13344900">
                <text:p>13344900</text:p>
              </table:table-cell>
              <table:table-cell office:value-type="float" office:value="11592800">
                <text:p>11592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704800">
                <text:p>10704800</text:p>
              </table:table-cell>
              <table:table-cell office:value-type="float" office:value="14603700">
                <text:p>14603700</text:p>
              </table:table-cell>
              <table:table-cell office:value-type="float" office:value="22194000">
                <text:p>22194000</text:p>
              </table:table-cell>
              <table:table-cell office:value-type="float" office:value="26589400">
                <text:p>26589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0837500">
                <text:p>10837500</text:p>
              </table:table-cell>
              <table:table-cell office:value-type="float" office:value="16064000">
                <text:p>16064000</text:p>
              </table:table-cell>
              <table:table-cell office:value-type="float" office:value="25882800">
                <text:p>25882800</text:p>
              </table:table-cell>
              <table:table-cell office:value-type="float" office:value="36078800">
                <text:p>3607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0679600">
                <text:p>10679600</text:p>
              </table:table-cell>
              <table:table-cell office:value-type="float" office:value="15736700">
                <text:p>15736700</text:p>
              </table:table-cell>
              <table:table-cell office:value-type="float" office:value="26482200">
                <text:p>26482200</text:p>
              </table:table-cell>
              <table:table-cell office:value-type="float" office:value="39769600">
                <text:p>397696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345300">
                <text:p>10345300</text:p>
              </table:table-cell>
              <table:table-cell office:value-type="float" office:value="15563700">
                <text:p>15563700</text:p>
              </table:table-cell>
              <table:table-cell office:value-type="float" office:value="25743200">
                <text:p>257432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6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5.723cm" svg:y="0.316cm" chart:style-name="ch2">
          <text:p>Nodes vs TEPS Noinfi</text:p>
        </chart:title>
        <chart:legend chart:legend-position="end" svg:x="13.205cm" svg:y="2.959cm" style:legend-expansion="high" chart:style-name="ch3"/>
        <chart:plot-area chart:style-name="ch4" table:cell-range-address="Sheet1.H32:Sheet1.N35 Sheet1.I31:Sheet1.N31" chart:data-source-has-labels="row" svg:x="1.331cm" svg:y="1.301cm" svg:width="11.554cm" svg:height="6.545cm">
          <chartooo:coordinate-region svg:x="3.249cm" svg:y="1.5cm" svg:width="9.449cm" svg:height="5.699cm"/>
          <chart:axis chart:dimension="x" chart:name="primary-x" chart:style-name="ch5">
            <chart:title svg:x="6.574cm" svg:y="8.026cm" chart:style-name="ch6">
              <text:p>Nodes</text:p>
            </chart:title>
          </chart:axis>
          <chart:axis chart:dimension="y" chart:name="primary-y" chart:style-name="ch7">
            <chart:title svg:x="0.451cm" svg:y="5.04cm" chart:style-name="ch8">
              <text:p>TEPS</text:p>
            </chart:title>
            <chart:grid chart:style-name="ch9" chart:class="major"/>
          </chart:axis>
          <chart:series chart:style-name="ch10" chart:values-cell-range-address="Sheet1.I32:Sheet1.I35" chart:label-cell-address="Sheet1.I31:Sheet1.I31" chart:class="chart:scatter">
            <chart:domain table:cell-range-address="Sheet1.H32:Sheet1.H35"/>
            <chart:data-point chart:repeated="4"/>
          </chart:series>
          <chart:series chart:style-name="ch11" chart:values-cell-range-address="Sheet1.J32:Sheet1.J35" chart:label-cell-address="Sheet1.J31:Sheet1.J31" chart:class="chart:scatter">
            <chart:data-point chart:repeated="4"/>
          </chart:series>
          <chart:series chart:style-name="ch12" chart:values-cell-range-address="Sheet1.K32:Sheet1.K35" chart:label-cell-address="Sheet1.K31:Sheet1.K31" chart:class="chart:scatter">
            <chart:data-point chart:repeated="4"/>
          </chart:series>
          <chart:series chart:style-name="ch13" chart:values-cell-range-address="Sheet1.L32:Sheet1.L35" chart:label-cell-address="Sheet1.L31:Sheet1.L31" chart:class="chart:scatter">
            <chart:data-point chart:repeated="4"/>
          </chart:series>
          <chart:series chart:style-name="ch14" chart:values-cell-range-address="Sheet1.M32:Sheet1.M35" chart:label-cell-address="Sheet1.M31:Sheet1.M31" chart:class="chart:scatter">
            <chart:data-point chart:repeated="4"/>
          </chart:series>
          <chart:series chart:style-name="ch15" chart:values-cell-range-address="Sheet1.N32:Sheet1.N35" chart:label-cell-address="Sheet1.N31:Sheet1.N31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Scale 9</text:p>
                <draw:g>
                  <svg:desc>Sheet1.I31:Sheet1.I31</svg:desc>
                </draw:g>
              </table:table-cell>
              <table:table-cell office:value-type="string">
                <text:p>Scale 12 </text:p>
                <draw:g>
                  <svg:desc>Sheet1.J31:Sheet1.J31</svg:desc>
                </draw:g>
              </table:table-cell>
              <table:table-cell office:value-type="string">
                <text:p>Scale 15</text:p>
                <draw:g>
                  <svg:desc>Sheet1.K31:Sheet1.K31</svg:desc>
                </draw:g>
              </table:table-cell>
              <table:table-cell office:value-type="string">
                <text:p>Scale 18 </text:p>
                <draw:g>
                  <svg:desc>Sheet1.L31:Sheet1.L31</svg:desc>
                </draw:g>
              </table:table-cell>
              <table:table-cell office:value-type="string">
                <text:p>Scale 21 </text:p>
                <draw:g>
                  <svg:desc>Sheet1.M31:Sheet1.M31</svg:desc>
                </draw:g>
              </table:table-cell>
              <table:table-cell office:value-type="string">
                <text:p>Scale 24</text:p>
                <draw:g>
                  <svg:desc>Sheet1.N31:Sheet1.N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H32:Sheet1.H35</svg:desc>
                </draw:g>
              </table:table-cell>
              <table:table-cell office:value-type="float" office:value="6205480">
                <text:p>6205480</text:p>
                <draw:g>
                  <svg:desc>Sheet1.I32:Sheet1.I35</svg:desc>
                </draw:g>
              </table:table-cell>
              <table:table-cell office:value-type="float" office:value="9953930">
                <text:p>9953930</text:p>
                <draw:g>
                  <svg:desc>Sheet1.J32:Sheet1.J35</svg:desc>
                </draw:g>
              </table:table-cell>
              <table:table-cell office:value-type="float" office:value="10704800">
                <text:p>10704800</text:p>
                <draw:g>
                  <svg:desc>Sheet1.K32:Sheet1.K35</svg:desc>
                </draw:g>
              </table:table-cell>
              <table:table-cell office:value-type="float" office:value="10837500">
                <text:p>10837500</text:p>
                <draw:g>
                  <svg:desc>Sheet1.L32:Sheet1.L35</svg:desc>
                </draw:g>
              </table:table-cell>
              <table:table-cell office:value-type="float" office:value="10679600">
                <text:p>10679600</text:p>
                <draw:g>
                  <svg:desc>Sheet1.M32:Sheet1.M35</svg:desc>
                </draw:g>
              </table:table-cell>
              <table:table-cell office:value-type="float" office:value="10345300">
                <text:p>10345300</text:p>
                <draw:g>
                  <svg:desc>Sheet1.N32:Sheet1.N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231390">
                <text:p>5231390</text:p>
              </table:table-cell>
              <table:table-cell office:value-type="float" office:value="11583100">
                <text:p>11583100</text:p>
              </table:table-cell>
              <table:table-cell office:value-type="float" office:value="14603700">
                <text:p>14603700</text:p>
              </table:table-cell>
              <table:table-cell office:value-type="float" office:value="16064000">
                <text:p>16064000</text:p>
              </table:table-cell>
              <table:table-cell office:value-type="float" office:value="15736700">
                <text:p>15736700</text:p>
              </table:table-cell>
              <table:table-cell office:value-type="float" office:value="15563700">
                <text:p>15563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207660">
                <text:p>4207660</text:p>
              </table:table-cell>
              <table:table-cell office:value-type="float" office:value="13344900">
                <text:p>13344900</text:p>
              </table:table-cell>
              <table:table-cell office:value-type="float" office:value="22194000">
                <text:p>22194000</text:p>
              </table:table-cell>
              <table:table-cell office:value-type="float" office:value="25882800">
                <text:p>25882800</text:p>
              </table:table-cell>
              <table:table-cell office:value-type="float" office:value="26482200">
                <text:p>26482200</text:p>
              </table:table-cell>
              <table:table-cell office:value-type="float" office:value="25743200">
                <text:p>25743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516640">
                <text:p>2516640</text:p>
              </table:table-cell>
              <table:table-cell office:value-type="float" office:value="11592800">
                <text:p>11592800</text:p>
              </table:table-cell>
              <table:table-cell office:value-type="float" office:value="26589400">
                <text:p>26589400</text:p>
              </table:table-cell>
              <table:table-cell office:value-type="float" office:value="36078800">
                <text:p>36078800</text:p>
              </table:table-cell>
              <table:table-cell office:value-type="float" office:value="39769600">
                <text:p>39769600</text:p>
              </table:table-cell>
              <table:table-cell office:value-type="float" office:value="40362300">
                <text:p>403623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